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e09c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e09c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e09c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e09c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e09c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e09c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09c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e09c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e09c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e09c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e09c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e09c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e09c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e09c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e09c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e09c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e09c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uan Josè Pèrez Guzmà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8/10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47915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Humberto Josè Guzmàn Carpi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35272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48.82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67" meta:non-whitespace-character-count="999"/>
    <meta:template xlink:type="simple" xlink:actuate="onRequest" xlink:title="Normal" xlink:href=""/>
  </office:meta>
</office:document-meta>
</file>